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fo:font-weight="bold" officeooo:rsid="0016694c" officeooo:paragraph-rsid="0016694c" style:font-weight-asian="bold" style:font-weight-complex="bold"/>
    </style:style>
    <style:style style:name="P2" style:family="paragraph" style:parent-style-name="Standard">
      <style:text-properties fo:language="de" fo:country="DE" officeooo:rsid="0016694c" officeooo:paragraph-rsid="0016694c"/>
    </style:style>
    <style:style style:name="P3" style:family="paragraph" style:parent-style-name="Standard">
      <style:text-properties officeooo:paragraph-rsid="00182514"/>
    </style:style>
    <style:style style:name="P4" style:family="paragraph" style:parent-style-name="Standard">
      <style:text-properties officeooo:rsid="0018545d" officeooo:paragraph-rsid="0019bf08"/>
    </style:style>
    <style:style style:name="P5" style:family="paragraph" style:parent-style-name="Standard">
      <style:text-properties officeooo:rsid="0019bf08" officeooo:paragraph-rsid="001a121f"/>
    </style:style>
    <style:style style:name="P6" style:family="paragraph" style:parent-style-name="Standard">
      <style:text-properties officeooo:rsid="001a26ce" officeooo:paragraph-rsid="001a26ce"/>
    </style:style>
    <style:style style:name="P7" style:family="paragraph" style:parent-style-name="Standard">
      <style:text-properties officeooo:paragraph-rsid="001ad05e"/>
    </style:style>
    <style:style style:name="T1" style:family="text">
      <style:text-properties officeooo:rsid="0017a80b"/>
    </style:style>
    <style:style style:name="T2" style:family="text">
      <style:text-properties officeooo:rsid="00182514"/>
    </style:style>
    <style:style style:name="T3" style:family="text">
      <style:text-properties fo:language="de" fo:country="DE"/>
    </style:style>
    <style:style style:name="T4" style:family="text">
      <style:text-properties fo:language="de" fo:country="DE" officeooo:rsid="00182514"/>
    </style:style>
    <style:style style:name="T5" style:family="text">
      <style:text-properties fo:language="de" fo:country="DE" officeooo:rsid="0018545d"/>
    </style:style>
    <style:style style:name="T6" style:family="text">
      <style:text-properties fo:language="de" fo:country="DE" officeooo:rsid="00191291"/>
    </style:style>
    <style:style style:name="T7" style:family="text">
      <style:text-properties fo:language="de" fo:country="DE" officeooo:rsid="0019bf08"/>
    </style:style>
    <style:style style:name="T8" style:family="text">
      <style:text-properties fo:language="de" fo:country="DE" officeooo:rsid="001a121f"/>
    </style:style>
    <style:style style:name="T9" style:family="text">
      <style:text-properties fo:language="de" fo:country="DE" officeooo:rsid="001a26ce"/>
    </style:style>
    <style:style style:name="T10" style:family="text">
      <style:text-properties fo:language="de" fo:country="DE" officeooo:rsid="001ad05e"/>
    </style:style>
    <style:style style:name="T11" style:family="text">
      <style:text-properties officeooo:rsid="001a121f"/>
    </style:style>
    <style:style style:name="T12" style:family="text">
      <style:text-properties officeooo:rsid="001a26ce"/>
    </style:style>
    <style:style style:name="T13" style:family="text">
      <style:text-properties officeooo:rsid="001ad0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nn Demokratie ungerecht <text:span text:style-name="T11">wird</text:span></text:p>
      <text:p text:style-name="P2"/>
      <text:p text:style-name="P2">Klaus Puchleitner <text:span text:style-name="T12">thematisiert</text:span> in seinem Artikel „Die Macht der Alten”, am 27. Jänner 2013 im „Format“ erschienen, die zwiespältigen Facetten der Debatte um die demokratische Macht der, gegenüber der jüngeren Generation, zahlenmäßig überlegenen Senioren in Österreich. <text:span text:style-name="T2">W</text:span>orin die Lösung des Problems liegt, bleibt jedoch offen.</text:p>
      <text:p text:style-name="P2"/>
      <text:p text:style-name="P2">Müsste man die Essenz des Artikels „Die Macht der Alten“ in einen Gedanken kristallisieren, so wäre dieser, dass sich die Disparität zwischen den Werten <text:span text:style-name="T13">und Ansichten</text:span> junger Menschen in Österreich gegenüber jenen der älteren Generation <text:span text:style-name="T13">stetig</text:span> vergrößert. <text:span text:style-name="T1">Dieser „Generationenkonflikt“ macht sich vor allem bei Referenda, Petitionen oder anderen Formen direkter Demokratie – wie die kürzlich durchgeführte Heeres-Volksbefragung – bemerkbar, bei welchen die Stimme älterer Bürger auf Grund ihrer – steigenden – Anzahl mehr Gewicht trägt als jene der Jugend. Die Polarisation und Debatte um diese Thematik resultiert konsequent aus jener Frage, ob direkte Demokratie angesichts dieses Konflikts noch die gerechteste Entscheidungsbasis einer Regierung sein kann. </text:span></text:p>
      <text:p text:style-name="P2"/>
      <text:p text:style-name="P7"><text:span text:style-name="T10">L</text:span><text:span text:style-name="T4">aut Bernhard Henzlmaier vom Institut für Jugendkonfliktforschung </text:span><text:span text:style-name="T10">ist direkte Demokratie</text:span><text:span text:style-name="T4"> in </text:span><text:span text:style-name="T10">ihrer</text:span><text:span text:style-name="T4"> </text:span><text:span text:style-name="T10">momentanen </text:span><text:span text:style-name="T4">Ausübung </text:span><text:span text:style-name="T10">für die</text:span><text:span text:style-name="T4"> benachteiligte Konfliktpartei dieses Streits – junge Menschen – ein „Bündnis der Alten gegen die Jungen“, während der ÖVP-Seniorensprecher und ehemalige Nationalratspräsident </text:span><text:span text:style-name="T5">Andreas Khol keinerlei Konfliktpotential in den aktuellen Umständen erkennen kann und generell keine Einsicht dafür findet, weswegen die Autorität älterer Bürger gegenüber der Jugend überhaupt in Frage gestellt wird, sei es doch naturgemäß und traditionell üblich dass junge Menschen wie in der Erziehung von Alten „geführt“ werden. </text:span></text:p>
      <text:p text:style-name="P3"/>
      <text:p text:style-name="P4"><text:span text:style-name="T3">Beide in Klaus Puchleitners Artikel angeführten Ansichten sind extrem und ebenso unrealistisch. Auch wenn es wahr ist dass Senioren in Österreich auf Basis ihrer </text:span><text:span text:style-name="T6">Mehrheit</text:span><text:span text:style-name="T3"> mehr demokratische Macht besitzen </text:span><text:span text:style-name="T6">als Junge, ist die Annahme, dass alte Menschen dieses Übergewicht mit Absicht </text:span><text:span text:style-name="T9">zu ihren Gunsten</text:span><text:span text:style-name="T6"> ausnutzen unwahrscheinlich – von einem „Bündnis“ gegen die Jugend kann also keine Rede sein. Ebenso ist Khols konservative Aussage über die Entscheidungsbefugnis junger und Autorität alter Menschen zu verwerfen. In der Erziehung mag Alter einem bei einer Entscheidung zwar Vorrang geben, </text:span><text:span text:style-name="T7">jedoch nur so lange, bis sich der Heranwachsende eine eigene Meinung bilden kann. Von diesem Zeitpunkt an sollte in einer Demokratie die Meinung des Jungen jener des Alten gleichgestellt sein – Seniorität ist kein Garant für die Qualität von Entscheidungen!</text:span></text:p>
      <text:p text:style-name="P4"/>
      <text:p text:style-name="P5"><text:span text:style-name="T3">Letztlich stellt sich noch die Frage, worin die Lösung der Debatte liegt. Ein naiver Geist möge meinen, eine Entscheidung auf demokratischer Basis sei </text:span><text:span text:style-name="T9">immer </text:span><text:span text:style-name="T3">gerecht, eben die „Weisheit vieler“ – nicht aller. Jedoch ist Demokratie, vor allem in seiner direkten Ausübung, nur dann wirklich gerecht, wenn auch die Fragestellung des </text:span><text:span text:style-name="T8">Referendums</text:span><text:span text:style-name="T3"> oder der Petition a priori gerecht ist. Fragt man d</text:span><text:span text:style-name="T8">rei Menschen ob sie damit einverstanden sind, dass einer der drei von den anderen </text:span><text:span text:style-name="T10">beiden </text:span><text:span text:style-name="T8">versklavt wird, so ist der Prozess der Befragung – die direkte Demokratie, im Vergleich zur Situation, in welcher der Fragende selbst entschieden hätte, schon gerecht. Der springende Punkt ist jedoch, dass die Fragestellung von Vornherein nicht gerecht war und somit den gesamten Prozess zu einem ungerechten macht. Die Aufgabe </text:span><text:span text:style-name="T9">der</text:span><text:span text:style-name="T8"> Regierung </text:span><text:span text:style-name="T9">eines Staates </text:span><text:span text:style-name="T8">– </text:span><text:span text:style-name="T9">des „Fragenden“ –</text:span><text:span text:style-name="T8"> ist es daher, dafür zu sorgen, dass die Fragestellung ebenso gerecht ist wie die Befragung selbst. Im Falle des Wehrpflichtreferendums war die Fragestellung – ob man die Jugend in den Dienst des Staates und alter Menschen stellen soll – schon a priori ungerecht. Eine verantwortungsbewusste und gerechte Regierung würde die Wehrpflicht daher ohne Befragung abschaffen, da, angesichts der Überzahl von Begünstigten eines ungerechten Ausgangs – alten Menschen, ein gerechter Ausweg auf demokratischem Wege </text:span><text:span text:style-name="T9">nicht möglich ist.</text:span></text:p>
      <text:p text:style-name="P5"/>
      <text:p text:style-name="P6"><text:span text:style-name="T9">I</text:span><text:span text:style-name="T3">n Anbetracht der in Puchleitners Artikel, „Die Macht der Alten“, referierten Ansichten zur Unausgewogenheit demokratischen Entscheidungsgewichts zwischen jungen und alten </text:span><text:soft-page-break/><text:span text:style-name="T3">Österreichern kann man somit zusammenfassend sagen, dass der Akt direkter Demokratie ein gerechter ist. Er wird jedoch ungerecht, wenn es die Fragestellung von Vornherein schon ist. Die österreichische Regierung muss ihre Referenda somit in Zukunft auf moralischer Basis näher untersuchen und dessen Gerechtigkeit besser belegen. Zur Wehrpflicht sei noch gesagt: weg damit!</text:span></text:p>
      <text:p text:style-name="P4"><text:span text:style-name="T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19:55:46.432672000</meta:creation-date>
    <dc:date>2015-02-22T22:24:06.203464000</dc:date>
    <meta:editing-duration>PT9M37S</meta:editing-duration>
    <meta:editing-cycles>1</meta:editing-cycles>
    <meta:document-statistic meta:table-count="0" meta:image-count="0" meta:object-count="0" meta:page-count="2" meta:paragraph-count="8" meta:word-count="628" meta:character-count="4519" meta:non-whitespace-character-count="3880"/>
    <meta:generator>LibreOffice/4.3.2.2$MacOSX_X86_64 LibreOffice_project/edfb5295ba211bd31ad47d0bad0118690f76407d</meta:generator>
  </office:meta>
</office:document-meta>
</file>